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1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14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14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Posiblemente 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<text:a xlink:href="https://github.com/mcarmona99/TFG/issues/18" xlink:type="simple">https://github.com/mcarmona99/TFG/issues/18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17" office:value-type="string" calcext:value-type="string">
            <text:p>7 dias</text:p>
          </table:table-cell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PRINT 4: sabado 31 julio – <text:s/>sabado 14 agosto</text:p>
          </table:table-cell>
          <table:table-cell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6"/>
          <table:table-cell office:value-type="string" calcext:value-type="string">
            <text:p>SPRINT 5: sabado 14 agosto - <text:s/></text:p>
          </table:table-cell>
          <table:table-cell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plicar estilo a la APP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lementar manual de usuari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equeño fix, si no tenemos algoritmo elegido, aparece error al hacer backtesting</text:p>
          </table:table-cell>
          <table:table-cell table:number-columns-repeated="8"/>
        </table:table-row>
        <table:table-row table:style-name="ro3">
          <table:table-cell table:style-name="ce17" office:value-type="string" calcext:value-type="string">
            <text:p>Testing de la APP</text:p>
          </table:table-cell>
          <table:table-cell table:style-name="ce17" table:number-columns-repeated="5"/>
          <table:table-cell table:number-columns-repeated="3"/>
        </table:table-row>
        <table:table-row table:style-name="ro3">
          <table:table-cell table:style-name="ce17" office:value-type="string" calcext:value-type="string">
            <text:p>Cambiar comprobacion de errores en formularios que lo permitan</text:p>
          </table:table-cell>
          <table:table-cell table:style-name="ce17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12:46:27.6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17T14:16:17.989000000</dc:date>
    <meta:editing-duration>P1DT10H19M58S</meta:editing-duration>
    <meta:editing-cycles>48</meta:editing-cycles>
    <meta:generator>LibreOffice/7.1.1.2$Windows_X86_64 LibreOffice_project/fe0b08f4af1bacafe4c7ecc87ce55bb426164676</meta:generator>
    <meta:document-statistic meta:table-count="1" meta:cell-count="145" meta:object-count="0"/>
  </office:meta>
</office:document-meta>
</file>